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.</text:p>
      <text:p text:style-name="P3">walk/run ratio: 0.19</text:p>
      <text:p text:style-name="P3"/>
      <text:p text:style-name="P4">39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03T09:56:08.41</dc:date>
    <dc:creator>James Lombardi</dc:creator>
    <meta:editing-duration>P4DT16H33M24S</meta:editing-duration>
    <meta:editing-cycles>372</meta:editing-cycles>
    <meta:generator>OpenOffice/4.1.2$Win32 OpenOffice.org_project/412m3$Build-9782</meta:generator>
    <meta:document-statistic meta:table-count="0" meta:image-count="0" meta:object-count="0" meta:page-count="2" meta:paragraph-count="61" meta:word-count="558" meta:character-count="2818"/>
  </office:meta>
</office:document-meta>
</file>